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text-indent="0cm" fo:margin-top="0.847cm" fo:margin-bottom="0.212cm" fo:margin-left="0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_25" style:family="text">
      <style:text-properties style:font-name="Verdana" fo:font-size="12pt" style:font-name-asian="Verdana" style:font-size-asian="12pt" style:font-name-complex="Verdana" style:font-size-complex="12pt"/>
    </style:style>
    <style:style style:name="T9_26" style:family="text">
      <style:text-properties style:font-name="Verdana" fo:font-size="12pt" style:font-name-asian="Verdana" style:font-size-asian="12pt" style:font-name-complex="Verdana" style:font-size-complex="12pt"/>
    </style:style>
    <style:style style:name="T9_27" style:family="text">
      <style:text-properties style:font-name="Verdana" fo:font-size="12pt" style:font-name-asian="Verdana" style:font-size-asian="12pt" style:font-name-complex="Verdana" style:font-size-complex="12pt"/>
    </style:style>
    <style:style style:name="T9_28" style:family="text">
      <style:text-properties style:font-name="Verdana" fo:font-size="12pt" style:font-name-asian="Verdana" style:font-size-asian="12pt" style:font-name-complex="Verdana" style:font-size-complex="12pt"/>
    </style:style>
    <style:style style:name="T9_29" style:family="text">
      <style:text-properties style:font-name="Verdana" fo:font-size="12pt" style:font-name-asian="Verdana" style:font-size-asian="12pt" style:font-name-complex="Verdana" style:font-size-complex="12pt"/>
    </style:style>
    <style:style style:name="T9_30" style:family="text">
      <style:text-properties style:font-name="Verdana" fo:font-size="12pt" style:font-name-asian="Verdana" style:font-size-asian="12pt" style:font-name-complex="Verdana" style:font-size-complex="12pt"/>
    </style:style>
    <style:style style:name="T9_31" style:family="text">
      <style:text-properties style:font-name="Verdana" fo:font-size="12pt" style:font-name-asian="Verdana" style:font-size-asian="12pt" style:font-name-complex="Verdana" style:font-size-complex="12pt"/>
    </style:style>
    <style:style style:name="T9_32" style:family="text">
      <style:text-properties style:font-name="Verdana" fo:font-size="12pt" style:font-name-asian="Verdana" style:font-size-asian="12pt" style:font-name-complex="Verdana" style:font-size-complex="12pt"/>
    </style:style>
    <style:style style:name="T9_33" style:family="text">
      <style:text-properties style:font-name="Verdana" fo:font-size="12pt" style:font-name-asian="Verdana" style:font-size-asian="12pt" style:font-name-complex="Verdana" style:font-size-complex="12pt"/>
    </style:style>
    <style:style style:name="T9_34" style:family="text">
      <style:text-properties style:font-name="Verdana" fo:font-size="12pt" style:font-name-asian="Verdana" style:font-size-asian="12pt" style:font-name-complex="Verdana" style:font-size-complex="12pt"/>
    </style:style>
    <style:style style:name="T9_35" style:family="text">
      <style:text-properties style:font-name="Verdana" fo:font-size="12pt" style:font-name-asian="Verdana" style:font-size-asian="12pt" style:font-name-complex="Verdana" style:font-size-complex="12pt"/>
    </style:style>
    <style:style style:name="T9_36" style:family="text">
      <style:text-properties style:font-name="Verdana" fo:font-size="12pt" style:font-name-asian="Verdana" style:font-size-asian="12pt" style:font-name-complex="Verdana" style:font-size-complex="12pt"/>
    </style:style>
    <style:style style:name="T9_37" style:family="text">
      <style:text-properties style:font-name="Verdana" fo:font-size="12pt" style:font-name-asian="Verdana" style:font-size-asian="12pt" style:font-name-complex="Verdana" style:font-size-complex="12pt"/>
    </style:style>
    <style:style style:name="T9_38" style:family="text">
      <style:text-properties style:font-name="Verdana" fo:font-size="12pt" style:font-name-asian="Verdana" style:font-size-asian="12pt" style:font-name-complex="Verdana" style:font-size-complex="12pt"/>
    </style:style>
    <style:style style:name="T9_39" style:family="text">
      <style:text-properties style:font-name="Verdana" fo:font-size="12pt" style:font-name-asian="Verdana" style:font-size-asian="12pt" style:font-name-complex="Verdana" style:font-size-complex="12pt"/>
    </style:style>
    <style:style style:name="T9_40" style:family="text">
      <style:text-properties style:font-name="Verdana" fo:font-size="12pt" style:font-name-asian="Verdana" style:font-size-asian="12pt" style:font-name-complex="Verdana" style:font-size-complex="12pt"/>
    </style:style>
    <style:style style:name="T9_41" style:family="text">
      <style:text-properties style:font-name="Verdana" fo:font-size="12pt" style:font-name-asian="Verdana" style:font-size-asian="12pt" style:font-name-complex="Verdana" style:font-size-complex="12pt"/>
    </style:style>
    <style:style style:name="T9_42" style:family="text">
      <style:text-properties style:font-name="Verdana" fo:font-size="12pt" style:font-name-asian="Verdana" style:font-size-asian="12pt" style:font-name-complex="Verdana" style:font-size-complex="12pt"/>
    </style:style>
    <style:style style:name="T9_43" style:family="text">
      <style:text-properties style:font-name="Verdana" fo:font-size="12pt" style:font-name-asian="Verdana" style:font-size-asian="12pt" style:font-name-complex="Verdana" style:font-size-complex="12pt"/>
    </style:style>
    <style:style style:name="T9_44" style:family="text">
      <style:text-properties style:font-name="Verdana" fo:font-size="12pt" style:font-name-asian="Verdana" style:font-size-asian="12pt" style:font-name-complex="Verdana" style:font-size-complex="12pt"/>
    </style:style>
    <style:style style:name="T9_45" style:family="text">
      <style:text-properties style:font-name="Verdana" fo:font-size="12pt" style:font-name-asian="Verdana" style:font-size-asian="12pt" style:font-name-complex="Verdana" style:font-size-complex="12pt"/>
    </style:style>
    <style:style style:name="T9_46" style:family="text">
      <style:text-properties style:font-name="Verdana" fo:font-size="12pt" style:font-name-asian="Verdana" style:font-size-asian="12pt" style:font-name-complex="Verdana" style:font-size-complex="12pt"/>
    </style:style>
    <style:style style:name="T9_47" style:family="text">
      <style:text-properties style:font-name="Verdana" fo:font-size="12pt" style:font-name-asian="Verdana" style:font-size-asian="12pt" style:font-name-complex="Verdana" style:font-size-complex="12pt"/>
    </style:style>
    <style:style style:name="T9_48" style:family="text">
      <style:text-properties style:font-name="Verdana" fo:font-size="12pt" style:font-name-asian="Verdana" style:font-size-asian="12pt" style:font-name-complex="Verdana" style:font-size-complex="12pt"/>
    </style:style>
    <style:style style:name="T9_49" style:family="text">
      <style:text-properties style:font-name="Verdana" fo:font-size="12pt" style:font-name-asian="Verdana" style:font-size-asian="12pt" style:font-name-complex="Verdana" style:font-size-complex="12pt"/>
    </style:style>
    <style:style style:name="T9_50" style:family="text">
      <style:text-properties style:font-name="Verdana" fo:font-size="12pt" style:font-name-asian="Verdana" style:font-size-asian="12pt" style:font-name-complex="Verdana" style:font-size-complex="12pt"/>
    </style:style>
    <style:style style:name="T9_51" style:family="text">
      <style:text-properties style:font-name="Verdana" fo:font-size="12pt" style:font-name-asian="Verdana" style:font-size-asian="12pt" style:font-name-complex="Verdana" style:font-size-complex="12pt"/>
    </style:style>
    <style:style style:name="T9_52" style:family="text">
      <style:text-properties style:font-name="Verdana" fo:font-size="12pt" style:font-name-asian="Verdana" style:font-size-asian="12pt" style:font-name-complex="Verdana" style:font-size-complex="12pt"/>
    </style:style>
    <style:style style:name="T9_53" style:family="text">
      <style:text-properties style:font-name="Verdana" fo:font-size="12pt" style:font-name-asian="Verdana" style:font-size-asian="12pt" style:font-name-complex="Verdana" style:font-size-complex="12pt"/>
    </style:style>
    <style:style style:name="T9_54" style:family="text">
      <style:text-properties style:font-name="Verdana" fo:font-size="12pt" style:font-name-asian="Verdana" style:font-size-asian="12pt" style:font-name-complex="Verdana" style:font-size-complex="12pt"/>
    </style:style>
    <style:style style:name="T9_55" style:family="text">
      <style:text-properties style:font-name="Verdana" fo:font-size="12pt" style:font-name-asian="Verdana" style:font-size-asian="12pt" style:font-name-complex="Verdana" style:font-size-complex="12pt"/>
    </style:style>
    <style:style style:name="T9_56" style:family="text">
      <style:text-properties style:font-name="Verdana" fo:font-size="12pt" style:font-name-asian="Verdana" style:font-size-asian="12pt" style:font-name-complex="Verdana" style:font-size-complex="12pt"/>
    </style:style>
    <style:style style:name="T9_57" style:family="text">
      <style:text-properties style:font-name="Verdana" fo:font-size="12pt" style:font-name-asian="Verdana" style:font-size-asian="12pt" style:font-name-complex="Verdana" style:font-size-complex="12pt"/>
    </style:style>
    <style:style style:name="T9_58" style:family="text">
      <style:text-properties style:font-name="Verdana" fo:font-size="12pt" style:font-name-asian="Verdana" style:font-size-asian="12pt" style:font-name-complex="Verdana" style:font-size-complex="12pt"/>
    </style:style>
    <style:style style:name="T9_59" style:family="text">
      <style:text-properties style:font-name="Verdana" fo:font-size="12pt" style:font-name-asian="Verdana" style:font-size-asian="12pt" style:font-name-complex="Verdana" style:font-size-complex="12pt"/>
    </style:style>
    <style:style style:name="T9_60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T10_16" style:family="text">
      <style:text-properties style:font-name="Verdana" fo:font-size="12pt" style:font-name-asian="Verdana" style:font-size-asian="12pt" style:font-name-complex="Verdana" style:font-size-complex="12pt"/>
    </style:style>
    <style:style style:name="T10_17" style:family="text">
      <style:text-properties style:font-name="Verdana" fo:font-size="12pt" style:font-name-asian="Verdana" style:font-size-asian="12pt" style:font-name-complex="Verdana" style:font-size-complex="12pt"/>
    </style:style>
    <style:style style:name="T10_18" style:family="text">
      <style:text-properties style:font-name="Verdana" fo:font-size="12pt" style:font-name-asian="Verdana" style:font-size-asian="12pt" style:font-name-complex="Verdana" style:font-size-complex="12pt"/>
    </style:style>
    <style:style style:name="T10_19" style:family="text">
      <style:text-properties style:font-name="Verdana" fo:font-size="12pt" style:font-name-asian="Verdana" style:font-size-asian="12pt" style:font-name-complex="Verdana" style:font-size-complex="12pt"/>
    </style:style>
    <style:style style:name="T10_20" style:family="text">
      <style:text-properties style:font-name="Verdana" fo:font-size="12pt" style:font-name-asian="Verdana" style:font-size-asian="12pt" style:font-name-complex="Verdana" style:font-size-complex="12pt"/>
    </style:style>
    <style:style style:name="T10_2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2" style:family="text">
      <style:text-properties style:font-name="Verdana" fo:font-size="12pt" style:font-name-asian="Verdana" style:font-size-asian="12pt" style:font-name-complex="Verdana" style:font-size-complex="12pt"/>
    </style:style>
    <style:style style:name="T10_23" style:family="text">
      <style:text-properties style:font-name="Verdana" fo:font-size="12pt" style:font-name-asian="Verdana" style:font-size-asian="12pt" style:font-name-complex="Verdana" style:font-size-complex="12pt"/>
    </style:style>
    <style:style style:name="T10_24" style:family="text">
      <style:text-properties style:font-name="Verdana" fo:font-size="12pt" style:font-name-asian="Verdana" style:font-size-asian="12pt" style:font-name-complex="Verdana" style:font-size-complex="12pt"/>
    </style:style>
    <style:style style:name="T10_25" style:family="text">
      <style:text-properties style:font-name="Verdana" fo:font-size="12pt" style:font-name-asian="Verdana" style:font-size-asian="12pt" style:font-name-complex="Verdana" style:font-size-complex="12pt"/>
    </style:style>
    <style:style style:name="T10_26" style:family="text">
      <style:text-properties style:font-name="Verdana" fo:font-size="12pt" style:font-name-asian="Verdana" style:font-size-asian="12pt" style:font-name-complex="Verdana" style:font-size-complex="12pt"/>
    </style:style>
    <style:style style:name="T10_27" style:family="text">
      <style:text-properties style:font-name="Verdana" fo:font-size="12pt" style:font-name-asian="Verdana" style:font-size-asian="12pt" style:font-name-complex="Verdana" style:font-size-complex="12pt"/>
    </style:style>
    <style:style style:name="T10_28" style:family="text">
      <style:text-properties style:font-name="Verdana" fo:font-size="12pt" style:font-name-asian="Verdana" style:font-size-asian="12pt" style:font-name-complex="Verdana" style:font-size-complex="12pt"/>
    </style:style>
    <style:style style:name="T10_29" style:family="text">
      <style:text-properties style:font-name="Verdana" fo:font-size="12pt" style:font-name-asian="Verdana" style:font-size-asian="12pt" style:font-name-complex="Verdana" style:font-size-complex="12pt"/>
    </style:style>
    <style:style style:name="T10_30" style:family="text">
      <style:text-properties style:font-name="Verdana" fo:font-size="12pt" style:font-name-asian="Verdana" style:font-size-asian="12pt" style:font-name-complex="Verdana" style:font-size-complex="12pt"/>
    </style:style>
    <style:style style:name="T10_31" style:family="text">
      <style:text-properties style:font-name="Verdana" fo:font-size="12pt" style:font-name-asian="Verdana" style:font-size-asian="12pt" style:font-name-complex="Verdana" style:font-size-complex="12pt"/>
    </style:style>
    <style:style style:name="T10_3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3" style:family="text">
      <style:text-properties style:font-name="Verdana" fo:font-size="12pt" style:font-name-asian="Verdana" style:font-size-asian="12pt" style:font-name-complex="Verdana" style:font-size-complex="12pt"/>
    </style:style>
    <style:style style:name="T10_34" style:family="text">
      <style:text-properties style:font-name="Verdana" fo:font-size="12pt" style:font-name-asian="Verdana" style:font-size-asian="12pt" style:font-name-complex="Verdana" style:font-size-complex="12pt"/>
    </style:style>
    <style:style style:name="T10_35" style:family="text">
      <style:text-properties style:font-name="Verdana" fo:font-size="12pt" style:font-name-asian="Verdana" style:font-size-asian="12pt" style:font-name-complex="Verdana" style:font-size-complex="12pt"/>
    </style:style>
    <style:style style:name="T10_36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margin-left="1.27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</office:automatic-styles>
  <office:body>
    <office:text>
      <text:h text:style-name="P1" text:outline-level="10"><text:span text:style-name="T1_1">Meeting</text:span><text:span text:style-name="T1_2"><text:s/></text:span><text:span text:style-name="T1_3">Protocol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27-04-12</text:span></text:p>
      <text:p text:style-name="P4"><text:span text:style-name="T4_1">Time</text:span><text:span text:style-name="T4_2">:<text:s/>14.35<text:s/>-<text:s/>15.27</text:span></text:p>
      <text:p text:style-name="P5"><text:span text:style-name="T5_1">Facilitator</text:span><text:span text:style-name="T5_2">:<text:s/></text:span><text:span text:style-name="T5_3">John</text:span><text:span text:style-name="T5_4"><text:s/></text:span><text:span text:style-name="T5_5">Hult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Usecase</text:span><text:span text:style-name="T9_2"><text:s/></text:span><text:span text:style-name="T9_3">Fire</text:span><text:span text:style-name="T9_4"><text:s/></text:span><text:span text:style-name="T9_5">and</text:span><text:span text:style-name="T9_6"><text:s/></text:span><text:span text:style-name="T9_7">usecase</text:span><text:span text:style-name="T9_8"><text:s/></text:span><text:span text:style-name="T9_9">Ram</text:span><text:span text:style-name="T9_10"><text:s/></text:span><text:span text:style-name="T9_11">has</text:span><text:span text:style-name="T9_12"><text:s/></text:span><text:span text:style-name="T9_13">some</text:span><text:span text:style-name="T9_14"><text:s/></text:span><text:span text:style-name="T9_15">small</text:span><text:span text:style-name="T9_16"><text:s/></text:span><text:span text:style-name="T9_17">things</text:span><text:span text:style-name="T9_18"><text:s/></text:span><text:span text:style-name="T9_19">to</text:span><text:span text:style-name="T9_20"><text:s/></text:span><text:span text:style-name="T9_21">be</text:span><text:span text:style-name="T9_22"><text:s/></text:span><text:span text:style-name="T9_23">finished</text:span><text:span text:style-name="T9_24"><text:s/></text:span><text:span text:style-name="T9_25">but</text:span><text:span text:style-name="T9_26"><text:s/></text:span><text:span text:style-name="T9_27">are</text:span><text:span text:style-name="T9_28"><text:s/></text:span><text:span text:style-name="T9_29">almost</text:span><text:span text:style-name="T9_30"><text:s/></text:span><text:span text:style-name="T9_31">done</text:span><text:span text:style-name="T9_32">.<text:s/></text:span><text:span text:style-name="T9_33">Collision</text:span><text:span text:style-name="T9_34"><text:s/></text:span><text:span text:style-name="T9_35">can</text:span><text:span text:style-name="T9_36"><text:s/></text:span><text:span text:style-name="T9_37">be</text:span><text:span text:style-name="T9_38"><text:s/></text:span><text:span text:style-name="T9_39">improved</text:span><text:span text:style-name="T9_40">,<text:s/></text:span><text:span text:style-name="T9_41">but</text:span><text:span text:style-name="T9_42"><text:s/></text:span><text:span text:style-name="T9_43">not</text:span><text:span text:style-name="T9_44"><text:s/></text:span><text:span text:style-name="T9_45">changed</text:span><text:span text:style-name="T9_46"><text:s/></text:span><text:span text:style-name="T9_47">to</text:span><text:span text:style-name="T9_48"><text:s/></text:span><text:span text:style-name="T9_49">another</text:span><text:span text:style-name="T9_50"><text:s/></text:span><text:span text:style-name="T9_51">system</text:span><text:span text:style-name="T9_52">.<text:s/></text:span><text:span text:style-name="T9_53">Let</text:span><text:span text:style-name="T9_54">’</text:span><text:span text:style-name="T9_55">s</text:span><text:span text:style-name="T9_56"><text:s/></text:span><text:span text:style-name="T9_57">do</text:span><text:span text:style-name="T9_58"><text:s/></text:span><text:span text:style-name="T9_59">usecases</text:span><text:span text:style-name="T9_60">!</text:span></text:p>
      <text:p text:style-name="P10"><text:span text:style-name="T10_1">Gameflow</text:span><text:span text:style-name="T10_2"><text:s/></text:span><text:span text:style-name="T10_3">is</text:span><text:span text:style-name="T10_4"><text:s/></text:span><text:span text:style-name="T10_5">like</text:span><text:span text:style-name="T10_6"><text:s/></text:span><text:span text:style-name="T10_7">collision</text:span><text:span text:style-name="T10_8">,<text:s/></text:span><text:span text:style-name="T10_9">functional</text:span><text:span text:style-name="T10_10"><text:s/></text:span><text:span text:style-name="T10_11">but</text:span><text:span text:style-name="T10_12"><text:s/></text:span><text:span text:style-name="T10_13">EA</text:span><text:span text:style-name="T10_14"><text:s/></text:span><text:span text:style-name="T10_15">Games</text:span><text:span text:style-name="T10_16"><text:s/></text:span><text:span text:style-name="T10_17">wouldn</text:span><text:span text:style-name="T10_18">’</text:span><text:span text:style-name="T10_19">t</text:span><text:span text:style-name="T10_20"><text:s/></text:span><text:span text:style-name="T10_21">release</text:span><text:span text:style-name="T10_22"><text:s/></text:span><text:span text:style-name="T10_23">it</text:span><text:span text:style-name="T10_24">.<text:s/></text:span><text:span text:style-name="T10_25">Settings</text:span><text:span text:style-name="T10_26"><text:s/></text:span><text:span text:style-name="T10_27">is</text:span><text:span text:style-name="T10_28"><text:s/></text:span><text:span text:style-name="T10_29">almost</text:span><text:span text:style-name="T10_30"><text:s/></text:span><text:span text:style-name="T10_31">done</text:span><text:span text:style-name="T10_32"><text:s/></text:span><text:span text:style-name="T10_33">as</text:span><text:span text:style-name="T10_34"><text:s/></text:span><text:span text:style-name="T10_35">well</text:span><text:span text:style-name="T10_36">.</text:span></text:p>
      <text:p text:style-name="P11"><text:span text:style-name="T11_1">We</text:span><text:span text:style-name="T11_2"><text:s/></text:span><text:span text:style-name="T11_3">shall</text:span><text:span text:style-name="T11_4"><text:s/></text:span><text:span text:style-name="T11_5">do</text:span><text:span text:style-name="T11_6"><text:s/></text:span><text:span text:style-name="T11_7">tests</text:span><text:span text:style-name="T11_8">.</text:span></text:p>
      <text:p text:style-name="P12"><text:span text:style-name="T12_1">Reports</text:span><text:span text:style-name="T12_2"><text:s/>(15<text:s/></text:span><text:span text:style-name="T12_3">min</text:span><text:span text:style-name="T12_4">)</text:span></text:p>
      <text:p text:style-name="P13"><text:span text:style-name="T13_1">Drunken</text:span><text:span text:style-name="T13_2"><text:s/></text:span><text:span text:style-name="T13_3">Liseberg</text:span><text:span text:style-name="T13_4"><text:s/></text:span><text:span text:style-name="T13_5">after</text:span><text:span text:style-name="T13_6"><text:s/></text:span><text:span text:style-name="T13_7">the</text:span><text:span text:style-name="T13_8"><text:s/></text:span><text:span text:style-name="T13_9">end</text:span><text:span text:style-name="T13_10"><text:s/></text:span><text:span text:style-name="T13_11">of</text:span><text:span text:style-name="T13_12"><text:s/></text:span><text:span text:style-name="T13_13">the</text:span><text:span text:style-name="T13_14"><text:s/></text:span><text:span text:style-name="T13_15">semester</text:span><text:span text:style-name="T13_16">.</text:span></text:p>
      <text:p text:style-name="P14"><text:span text:style-name="T14_1">Will</text:span><text:span text:style-name="T14_2"><text:s/></text:span><text:span text:style-name="T14_3">be</text:span><text:span text:style-name="T14_4"><text:s/></text:span><text:span text:style-name="T14_5">fun</text:span><text:span text:style-name="T14_6">.</text:span></text:p>
      <text:p text:style-name="P15"><text:span text:style-name="T15_1">Discussion</text:span><text:span text:style-name="T15_2"><text:s/></text:span><text:span text:style-name="T15_3">items</text:span><text:span text:style-name="T15_4"><text:s/>(35<text:s/></text:span><text:span text:style-name="T15_5">min</text:span><text:span text:style-name="T15_6">)</text:span></text:p>
      <text:p text:style-name="P16"><text:span text:style-name="T16_1">Game</text:span><text:span text:style-name="T16_2"><text:s/></text:span><text:span text:style-name="T16_3">shall</text:span><text:span text:style-name="T16_4"><text:s/></text:span><text:span text:style-name="T16_5">be</text:span><text:span text:style-name="T16_6"><text:s/></text:span><text:span text:style-name="T16_7">divided</text:span><text:span text:style-name="T16_8"><text:s/></text:span><text:span text:style-name="T16_9">into</text:span><text:span text:style-name="T16_10"><text:s/></text:span><text:span text:style-name="T16_11">several</text:span><text:span text:style-name="T16_12"><text:s/></text:span><text:span text:style-name="T16_13">classes</text:span><text:span text:style-name="T16_14">.<text:s/></text:span></text:p>
      <text:p text:style-name="P17"><text:span text:style-name="T17_1">Division</text:span><text:span text:style-name="T17_2"><text:s/></text:span><text:span text:style-name="T17_3">of</text:span><text:span text:style-name="T17_4"><text:s/></text:span><text:span text:style-name="T17_5">work</text:span><text:span text:style-name="T17_6"><text:s/></text:span><text:span text:style-name="T17_7">concerning</text:span><text:span text:style-name="T17_8"><text:s/></text:span><text:span text:style-name="T17_9">tests</text:span><text:span text:style-name="T17_10">.<text:s/></text:span><text:span text:style-name="T17_11">We</text:span><text:span text:style-name="T17_12"><text:s/></text:span><text:span text:style-name="T17_13">should</text:span><text:span text:style-name="T17_14"><text:s/></text:span><text:span text:style-name="T17_15">have</text:span><text:span text:style-name="T17_16"><text:s/></text:span><text:span text:style-name="T17_17">a</text:span><text:span text:style-name="T17_18"><text:s/></text:span><text:span text:style-name="T17_19">deadline</text:span><text:span text:style-name="T17_20">.<text:s/></text:span><text:span text:style-name="T17_21">Line</text:span><text:span text:style-name="T17_22"><text:s/></text:span><text:span text:style-name="T17_23">of</text:span><text:span text:style-name="T17_24"><text:s/></text:span><text:span text:style-name="T17_25">death</text:span><text:span text:style-name="T17_26">.</text:span></text:p>
      <text:p text:style-name="P18"><text:span text:style-name="T18_1">Outcomes</text:span><text:span text:style-name="T18_2"><text:s/></text:span><text:span text:style-name="T18_3">and</text:span><text:span text:style-name="T18_4"><text:s/></text:span><text:span text:style-name="T18_5">assignments</text:span><text:span text:style-name="T18_6"><text:s/>(5<text:s/></text:span><text:span text:style-name="T18_7">min</text:span><text:span text:style-name="T18_8">)</text:span></text:p>
      <text:p text:style-name="P19"><text:span text:style-name="T19_1">Post</text:span><text:span text:style-name="T19_2">-</text:span><text:span text:style-name="T19_3">Merge</text:span><text:span text:style-name="T19_4"><text:s/></text:span><text:span text:style-name="T19_5">todo</text:span><text:span text:style-name="T19_6">:</text:span></text:p>
      <text:p text:style-name="P20"><text:span text:style-name="T20_1">PickupItem</text:span></text:p>
      <text:p text:style-name="P21"><text:span text:style-name="T21_1">Tests</text:span><text:span text:style-name="T21_2">:</text:span></text:p>
      <text:list text:style-name="LS1" xml:id="list0">
        <text:list-item>
          <text:list>
            <text:list-item>
              <text:p text:style-name="P22"><text:span text:style-name="T22_1">Anton</text:span><text:span text:style-name="T22_2">:</text:span><text:span text:style-name="T22_3">Battlefield</text:span><text:span text:style-name="T22_4">,</text:span></text:p>
            </text:list-item>
            <text:list-item>
              <text:p text:style-name="P23"><text:span text:style-name="T23_1">Victor</text:span><text:span text:style-name="T23_2">:<text:s/></text:span><text:span text:style-name="T23_3">Round</text:span><text:span text:style-name="T23_4">,<text:s/></text:span><text:span text:style-name="T23_5">CannonBall</text:span></text:p>
            </text:list-item>
            <text:list-item>
              <text:p text:style-name="P24"><text:span text:style-name="T24_1">Johannes</text:span><text:span text:style-name="T24_2">:<text:s/></text:span><text:span text:style-name="T24_3">Unit</text:span><text:span text:style-name="T24_4">,<text:s/></text:span><text:span text:style-name="T24_5">Item</text:span></text:p>
            </text:list-item>
            <text:list-item>
              <text:p text:style-name="P25"><text:span text:style-name="T25_1">John</text:span><text:span text:style-name="T25_2">:<text:s/></text:span><text:span text:style-name="T25_3">Player</text:span><text:span text:style-name="T25_4">,<text:s/></text:span><text:span text:style-name="T25_5">ItemFactory</text:span></text:p>
            </text:list-item>
          </text:list>
        </text:list-item>
      </text:list>
      <text:p text:style-name="P26"><text:span text:style-name="T26_1">Model</text:span><text:span text:style-name="T26_2"><text:s/></text:span><text:span text:style-name="T26_3">refactoring</text:span></text:p>
      <text:p text:style-name="P27"><text:span text:style-name="T27_1">GUI</text:span></text:p>
      <text:p text:style-name="P28"><text:span text:style-name="T28_1">Wrap</text:span><text:span text:style-name="T28_2"><text:s/></text:span><text:span text:style-name="T28_3">up</text:span></text:p>
      <text:p text:style-name="P29"><text:span text:style-name="T29_1">Next</text:span><text:span text:style-name="T29_2"><text:s/></text:span><text:span text:style-name="T29_3">meeting</text:span><text:span text:style-name="T29_4"><text:s/>:</text:span></text:p>
      <text:list text:style-name="LS2" xml:id="list4">
        <text:list-item>
          <text:list>
            <text:list-item>
              <text:p text:style-name="P30"><text:span text:style-name="T30_1">Victor</text:span><text:span text:style-name="T30_2"><text:s/></text:span><text:span text:style-name="T30_3">is</text:span><text:span text:style-name="T30_4"><text:s/></text:span><text:span text:style-name="T30_5">facili</text:span><text:span text:style-name="T30_6"><text:tab/></text:span><text:span text:style-name="T30_7">tator</text:span></text:p>
            </text:list-item>
            <text:list-item>
              <text:p text:style-name="P31"><text:span text:style-name="T31_1">Johannes</text:span><text:span text:style-name="T31_2"><text:s/></text:span><text:span text:style-name="T31_3">is</text:span><text:span text:style-name="T31_4"><text:s/></text:span><text:span text:style-name="T31_5">writer</text:span></text:p>
            </text:list-item>
            <text:list-item>
              <text:p text:style-name="P32"><text:span text:style-name="T32_1">Next</text:span><text:span text:style-name="T32_2"><text:s/></text:span><text:span text:style-name="T32_3">meeting</text:span><text:span text:style-name="T32_4"><text:s/></text:span><text:span text:style-name="T32_5">Thursday</text:span><text:span text:style-name="T32_6"><text:s/></text:span><text:span text:style-name="T32_7">due</text:span><text:span text:style-name="T32_8"><text:s/></text:span><text:span text:style-name="T32_9">to</text:span><text:span text:style-name="T32_10"><text:s/></text:span><text:span text:style-name="T32_11">Valbor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